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4.195cm"/>
      <style:paragraph-properties style:writing-mode="lr-tb"/>
    </style:style>
    <style:style style:name="gr2" style:family="graphic" style:parent-style-name="standard">
      <style:graphic-properties draw:stroke="solid" draw:fill="none" fo:min-height="5.148cm"/>
      <style:paragraph-properties style:writing-mode="lr-tb"/>
    </style:style>
    <style:style style:name="gr3" style:family="graphic" style:parent-style-name="standard">
      <style:graphic-properties draw:stroke="solid" draw:fill="none" fo:min-height="6.1cm"/>
      <style:paragraph-properties style:writing-mode="lr-tb"/>
    </style:style>
    <style:style style:name="gr4" style:family="graphic" style:parent-style-name="standard">
      <style:graphic-properties draw:stroke="none" draw:fill="none" fo:min-height="0.712cm"/>
      <style:paragraph-properties style:writing-mode="lr-tb"/>
    </style:style>
    <style:style style:name="gr5" style:family="graphic" style:parent-style-name="standard">
      <style:graphic-properties draw:stroke="none" draw:fill="none" fo:min-height="0.703cm"/>
      <style:paragraph-properties style:writing-mode="lr-tb"/>
    </style:style>
    <style:style style:name="gr6" style:family="graphic" style:parent-style-name="standard">
      <style:graphic-properties draw:stroke="solid" draw:fill="none" fo:min-height="10.666cm"/>
      <style:paragraph-properties style:writing-mode="lr-tb"/>
    </style:style>
    <style:style style:name="gr7" style:family="graphic" style:parent-style-name="standard">
      <style:graphic-properties draw:stroke="none" draw:fill="none" fo:min-height="0.702cm"/>
      <style:paragraph-properties style:writing-mode="lr-tb"/>
    </style:style>
    <style:style style:name="gr8" style:family="graphic" style:parent-style-name="standard">
      <style:graphic-properties draw:stroke="solid" draw:fill="none" fo:min-height="3.556cm"/>
      <style:paragraph-properties style:writing-mode="lr-tb"/>
    </style:style>
    <style:style style:name="gr9" style:family="graphic" style:parent-style-name="standard">
      <style:graphic-properties draw:stroke="none" draw:fill="none" fo:min-height="0.788cm"/>
      <style:paragraph-properties style:writing-mode="lr-tb"/>
    </style:style>
    <style:style style:name="gr10" style:family="graphic" style:parent-style-name="standard">
      <style:graphic-properties draw:stroke="solid" draw:fill="none" fo:min-height="1.473cm"/>
      <style:paragraph-properties style:writing-mode="lr-tb"/>
    </style:style>
    <style:style style:name="gr11" style:family="graphic" style:parent-style-name="standard" style:list-style-name="L1">
      <style:graphic-properties draw:stroke="solid" draw:fill="none" fo:min-height="7.111cm"/>
      <style:paragraph-properties style:writing-mode="lr-tb"/>
    </style:style>
    <style:style style:name="gr12" style:family="graphic" style:parent-style-name="standard">
      <style:graphic-properties draw:stroke="solid" draw:fill="none" fo:min-height="10.348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6cm" svg:height="4.445cm" svg:x="1.952cm" svg:y="3.857cm">
          <draw:text-box>
            <text:p>'payment_sequential' 'payment_installments' 'payment_value' 'order_id'</text:p>
            <text:p><text:s/>'payment_type'</text:p>
          </draw:text-box>
        </draw:frame>
        <draw:frame draw:style-name="gr2" draw:text-style-name="P2" draw:layer="layout" svg:width="6.573cm" svg:height="5.398cm" svg:x="20.462cm" svg:y="3.222cm">
          <draw:text-box>
            <text:p>'order_item_id', 'price', '</text:p>
            <text:p>freight_value', 'shipping_limit_date',</text:p>
            <text:p><text:s text:c="7"/>'seller_id', 'product_id', 'order_id'</text:p>
          </draw:text-box>
        </draw:frame>
        <draw:frame draw:style-name="gr3" draw:text-style-name="P3" draw:layer="layout" svg:width="8.379cm" svg:height="6.35cm" svg:x="1.635cm" svg:y="24.495cm">
          <draw:text-box>
            <text:p>'review_score' </text:p>
            <text:p>'order_id' </text:p>
            <text:p>'review_id' 'review_comment_message' </text:p>
            <text:p>'review_creation_date' 'review_answer_timestamp' </text:p>
            <text:p>'review_comment_title'</text:p>
          </draw:text-box>
        </draw:frame>
        <draw:frame draw:style-name="gr2" draw:text-style-name="P3" draw:layer="layout" svg:width="6.666cm" svg:height="5.398cm" svg:x="12.112cm" svg:y="2.904cm">
          <draw:text-box>
            <text:p>'customer_zip_code_prefix' </text:p>
            <text:p>'customer_id' 'customer_unique_id'</text:p>
            <text:p><text:s/>'customer_city' 'customer_state'</text:p>
          </draw:text-box>
        </draw:frame>
        <draw:frame draw:style-name="gr4" draw:text-style-name="P3" draw:layer="layout" svg:width="5.252cm" svg:height="0.962cm" svg:x="1.952cm" svg:y="1.943cm">
          <draw:text-box>
            <text:p>dim_payment</text:p>
          </draw:text-box>
        </draw:frame>
        <draw:frame draw:style-name="gr4" draw:text-style-name="P3" draw:layer="layout" svg:width="5.252cm" svg:height="0.962cm" svg:x="20.83cm" svg:y="1.943cm">
          <draw:text-box>
            <text:p>dim_orders</text:p>
          </draw:text-box>
        </draw:frame>
        <draw:frame draw:style-name="gr5" draw:text-style-name="P3" draw:layer="layout" svg:width="4.763cm" svg:height="0.962cm" svg:x="1.635cm" svg:y="22.272cm">
          <draw:text-box>
            <text:p>dim_reviews</text:p>
          </draw:text-box>
        </draw:frame>
        <draw:frame draw:style-name="gr6" draw:text-style-name="P3" draw:layer="layout" svg:width="7.691cm" svg:height="10.916cm" svg:x="21.002cm" svg:y="19.732cm">
          <draw:text-box>
            <text:p>'order_id' </text:p>
            <text:p>'customer_id' 'order_status' 'order_purchase_timestamp'</text:p>
            <text:p><text:s/>'order_approved_at' 'order_delivered_carrier_date'</text:p>
            <text:p><text:s/>'order_delivered_customer_date' </text:p>
            <text:p>'order_estimated_delivery_date'</text:p>
          </draw:text-box>
        </draw:frame>
        <draw:frame draw:style-name="gr7" draw:text-style-name="P3" draw:layer="layout" svg:width="4.763cm" svg:height="0.962cm" svg:x="1.635cm" svg:y="14.97cm">
          <draw:text-box>
            <text:p>dim_category</text:p>
          </draw:text-box>
        </draw:frame>
        <draw:frame draw:style-name="gr8" draw:text-style-name="P3" draw:layer="layout" svg:width="9.208cm" svg:height="3.806cm" svg:x="1.317cm" svg:y="10.525cm">
          <draw:text-box>
            <text:p>'seller_zip_code_prefix' 'seller_id' </text:p>
            <text:p>'seller_city'</text:p>
            <text:p><text:s/>'seller_state'</text:p>
          </draw:text-box>
        </draw:frame>
        <draw:frame draw:style-name="gr9" draw:text-style-name="P3" draw:layer="layout" svg:width="4.762cm" svg:height="1.038cm" svg:x="1.635cm" svg:y="9.169cm">
          <draw:text-box>
            <text:p>dim_seller</text:p>
          </draw:text-box>
        </draw:frame>
        <draw:frame draw:style-name="gr10" draw:text-style-name="P3" draw:layer="layout" svg:width="10.477cm" svg:height="1.723cm" svg:x="1cm" svg:y="16.557cm">
          <draw:text-box>
            <text:p>'product_category_name' 'product_category_name_english'</text:p>
          </draw:text-box>
        </draw:frame>
        <draw:frame draw:style-name="gr11" draw:text-style-name="P5" draw:layer="layout" svg:width="7.62cm" svg:height="7.361cm" svg:x="11.795cm" svg:y="23.225cm">
          <draw:text-box>
            <text:p text:style-name="P4">'product_width_cm' 'product_length_cm' 'product_height_cm'</text:p>
            <text:p text:style-name="P4"><text:s/>'product_name_lenght' 'product_description_lenght' 'product_photos_qty'</text:p>
            <text:p text:style-name="P4"><text:s/>'product_weight_g' 'product_category_name' 'product_id'</text:p>
          </draw:text-box>
        </draw:frame>
        <draw:frame draw:style-name="gr4" draw:text-style-name="P3" draw:layer="layout" svg:width="5.252cm" svg:height="0.962cm" svg:x="12.112cm" svg:y="1.625cm">
          <draw:text-box>
            <text:p>dim_location</text:p>
          </draw:text-box>
        </draw:frame>
        <draw:frame draw:style-name="gr4" draw:text-style-name="P3" draw:layer="layout" svg:width="5.252cm" svg:height="0.962cm" svg:x="11.795cm" svg:y="21.637cm">
          <draw:text-box>
            <text:p>dim_product</text:p>
          </draw:text-box>
        </draw:frame>
        <draw:frame draw:style-name="gr4" draw:text-style-name="P3" draw:layer="layout" svg:width="5.252cm" svg:height="0.962cm" svg:x="12.43cm" svg:y="8.61cm">
          <draw:text-box>
            <text:p>factTable</text:p>
          </draw:text-box>
        </draw:frame>
        <draw:frame draw:style-name="gr12" draw:text-style-name="P3" draw:layer="layout" svg:width="7.691cm" svg:height="10.598cm" svg:x="12.43cm" svg:y="9.769cm">
          <draw:text-box>
            <text:p>'order_id' </text:p>
            <text:p>'customer_id'</text:p>
            <text:p>‘review_id’</text:p>
            <text:p>‘product_id’</text:p>
            <text:p>‘order_item_id’</text:p>
            <text:p>‘seller_id’</text:p>
            <text:p>‘price’,</text:p>
            <text:p>‘review_score’,</text:p>
            <text:p>‘freight_value’,</text:p>
            <text:p/>
            <text:p/>
          </draw:text-box>
        </draw:frame>
        <draw:frame draw:style-name="gr4" draw:text-style-name="P3" draw:layer="layout" svg:width="5.252cm" svg:height="0.962cm" svg:x="21.148cm" svg:y="18.135cm">
          <draw:text-box>
            <text:p>dim_proces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6d6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40:51.228856693</meta:creation-date>
    <dc:date>2022-11-07T07:40:48.799826521</dc:date>
    <meta:editing-duration>PT10H25M23S</meta:editing-duration>
    <meta:editing-cycles>11</meta:editing-cycles>
    <meta:generator>LibreOffice/7.4.2.3$Linux_X86_64 LibreOffice_project/40$Build-3</meta:generator>
    <meta:document-statistic meta:object-count="18"/>
  </office:meta>
</office:document-meta>
</file>